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Predefinição">
        <draw:custom-shape draw:style-name="gr1" draw:text-style-name="P1" draw:layer="layout" svg:width="6.3cm" svg:height="8.1cm" svg:x="1.7cm" svg:y="2.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7cm" svg:y1="3.2cm" svg:x2="8cm" svg:y2="3.2cm">
          <text:p/>
        </draw:line>
        <draw:frame draw:style-name="gr3" draw:layer="layout" svg:width="2.09cm" svg:height="0.962cm" svg:x="3.81cm" svg:y="2.3cm">
          <draw:text-box>
            <text:p>Título</text:p>
          </draw:text-box>
        </draw:frame>
        <draw:line draw:style-name="gr2" draw:text-style-name="P1" draw:layer="layout" svg:x1="1.7cm" svg:y1="4.3cm" svg:x2="8cm" svg:y2="4.3cm">
          <text:p/>
        </draw:line>
        <draw:frame draw:style-name="gr3" draw:layer="layout" svg:width="3.317cm" svg:height="0.962cm" svg:x="3.3cm" svg:y="3.3cm">
          <draw:text-box>
            <text:p>Descrição</text:p>
          </draw:text-box>
        </draw:frame>
        <draw:line draw:style-name="gr2" draw:text-style-name="P1" draw:layer="layout" svg:x1="4.8cm" svg:y1="4.3cm" svg:x2="4.8cm" svg:y2="10.4cm">
          <text:p/>
        </draw:line>
        <draw:frame draw:style-name="gr3" draw:layer="layout" svg:width="2.547cm" svg:height="0.962cm" svg:x="1.9cm" svg:y="6.5cm">
          <draw:text-box>
            <text:p>Parte 1</text:p>
          </draw:text-box>
        </draw:frame>
        <draw:frame draw:style-name="gr3" draw:layer="layout" svg:width="2.547cm" svg:height="0.962cm" svg:x="5.101cm" svg:y="6.5cm">
          <draw:text-box>
            <text:p>Parte 2</text:p>
          </draw:text-box>
        </draw:frame>
        <draw:custom-shape draw:style-name="gr1" draw:text-style-name="P1" draw:layer="layout" svg:width="6.3cm" svg:height="8.1cm" svg:x="12.5cm" svg:y="2.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5cm" svg:y1="3.2cm" svg:x2="18.8cm" svg:y2="3.2cm">
          <text:p/>
        </draw:line>
        <draw:line draw:style-name="gr2" draw:text-style-name="P1" draw:layer="layout" svg:x1="12.5cm" svg:y1="4.3cm" svg:x2="18.8cm" svg:y2="4.3cm">
          <text:p/>
        </draw:line>
        <draw:frame draw:style-name="gr3" draw:layer="layout" svg:width="2.09cm" svg:height="0.962cm" svg:x="14.61cm" svg:y="2.3cm">
          <draw:text-box>
            <text:p>Título</text:p>
          </draw:text-box>
        </draw:frame>
        <draw:frame draw:style-name="gr3" draw:layer="layout" svg:width="3.317cm" svg:height="0.962cm" svg:x="14.101cm" svg:y="3.3cm">
          <draw:text-box>
            <text:p>Descrição</text:p>
          </draw:text-box>
        </draw:frame>
        <draw:line draw:style-name="gr2" draw:text-style-name="P1" draw:layer="layout" svg:x1="15.7cm" svg:y1="4.3cm" svg:x2="15.7cm" svg:y2="8.8cm">
          <text:p/>
        </draw:line>
        <draw:line draw:style-name="gr2" draw:text-style-name="P1" draw:layer="layout" svg:x1="12.5cm" svg:y1="8.8cm" svg:x2="18.8cm" svg:y2="8.8cm">
          <text:p/>
        </draw:line>
        <draw:frame draw:style-name="gr3" draw:layer="layout" svg:width="2.547cm" svg:height="0.962cm" svg:x="16.102cm" svg:y="5.9cm">
          <draw:text-box>
            <text:p>Parte 2</text:p>
          </draw:text-box>
        </draw:frame>
        <draw:frame draw:style-name="gr3" draw:layer="layout" svg:width="2.547cm" svg:height="0.962cm" svg:x="12.903cm" svg:y="5.9cm">
          <draw:text-box>
            <text:p>Parte 1</text:p>
          </draw:text-box>
        </draw:frame>
        <draw:frame draw:style-name="gr3" draw:layer="layout" svg:width="2.547cm" svg:height="0.962cm" svg:x="14.503cm" svg:y="9.1cm">
          <draw:text-box>
            <text:p>Parte 3</text:p>
          </draw:text-box>
        </draw:frame>
        <draw:custom-shape draw:style-name="gr1" draw:text-style-name="P1" draw:layer="layout" svg:width="6.3cm" svg:height="8.1cm" svg:x="1.7cm" svg:y="11.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09cm" svg:height="0.962cm" svg:x="3.81cm" svg:y="11.8cm">
          <draw:text-box>
            <text:p>Título</text:p>
          </draw:text-box>
        </draw:frame>
        <draw:line draw:style-name="gr2" draw:text-style-name="P1" draw:layer="layout" svg:x1="1.7cm" svg:y1="12.8cm" svg:x2="8cm" svg:y2="12.8cm">
          <text:p/>
        </draw:line>
        <draw:line draw:style-name="gr2" draw:text-style-name="P1" draw:layer="layout" svg:x1="1.7cm" svg:y1="14.3cm" svg:x2="8cm" svg:y2="14.3cm">
          <text:p/>
        </draw:line>
        <draw:frame draw:style-name="gr3" draw:layer="layout" svg:width="3.317cm" svg:height="0.962cm" svg:x="3.301cm" svg:y="13.1cm">
          <draw:text-box>
            <text:p>Descrição</text:p>
          </draw:text-box>
        </draw:frame>
        <draw:frame draw:style-name="gr3" draw:layer="layout" svg:width="2.547cm" svg:height="0.962cm" svg:x="3.701cm" svg:y="16.2cm">
          <draw:text-box>
            <text:p>Parte 1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PT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ç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guel </meta:initial-creator>
    <meta:creation-date>2012-07-19T01:19:33</meta:creation-date>
    <dc:date>2012-07-19T01:28:51</dc:date>
    <dc:creator>miguel </dc:creator>
    <meta:editing-duration>PT9M19S</meta:editing-duration>
    <meta:editing-cycles>1</meta:editing-cycles>
    <meta:document-statistic meta:object-count="24"/>
    <meta:generator>LibreOffice/3.4$Unix LibreOffice_project/340m1$Build-402</meta:generator>
  </office:meta>
</office:document-meta>
</file>